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181c" officeooo:paragraph-rsid="000918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16:05:10.894445924</meta:creation-date>
    <dc:date>2022-10-28T16:05:25.154397176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